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/>
    <style:font-face style:name="FreeSans2" svg:font-family="FreeSans" style:font-family-generic="swiss"/>
    <style:font-face style:name="FreeSans1" svg:font-family="FreeSans, Arial" style:font-family-generic="swiss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Noto Sans CJK SC Regular1" svg:font-family="'Noto Sans CJK SC Regular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3" style:family="table">
      <style:table-properties style:width="18.207cm" fo:margin-left="0.002cm" fo:margin-top="0cm" fo:margin-bottom="0cm" table:align="left" style:writing-mode="lr-tb"/>
    </style:style>
    <style:style style:name="Таблица13.A" style:family="table-column">
      <style:table-column-properties style:column-width="8.837cm"/>
    </style:style>
    <style:style style:name="Таблица13.B" style:family="table-column">
      <style:table-column-properties style:column-width="4.015cm"/>
    </style:style>
    <style:style style:name="Таблица13.C" style:family="table-column">
      <style:table-column-properties style:column-width="5.355cm"/>
    </style:style>
    <style:style style:name="Таблица13.1" style:family="table-row">
      <style:table-row-properties style:min-row-height="0.822cm" fo:keep-together="auto"/>
    </style:style>
    <style:style style:name="Таблица13.A1" style:family="table-cell">
      <style:table-cell-properties fo:padding-left="0.191cm" fo:padding-right="0.191cm" fo:padding-top="0cm" fo:padding-bottom="0cm" fo:border="none"/>
    </style:style>
    <style:style style:name="Таблица13.2" style:family="table-row">
      <style:table-row-properties style:min-row-height="0.785cm" fo:keep-together="auto"/>
    </style:style>
    <style:style style:name="Таблица1" style:family="table">
      <style:table-properties style:width="17.992cm" fo:margin-left="-0.025cm" table:align="left" style:writing-mode="lr-tb"/>
    </style:style>
    <style:style style:name="Таблица1.A" style:family="table-column">
      <style:table-column-properties style:column-width="17.992cm"/>
    </style:style>
    <style:style style:name="Таблица1.1" style:family="table-row">
      <style:table-row-properties style:min-row-height="0.529cm" fo:keep-together="auto"/>
    </style:style>
    <style:style style:name="Таблица1.A1" style:family="table-cell">
      <style:table-cell-properties style:vertical-align="top" fo:padding-left="0.132cm" fo:padding-right="0.132cm" fo:padding-top="0cm" fo:padding-bottom="0cm" fo:border-left="0.5pt solid #000000" fo:border-right="none" fo:border-top="0.5pt solid #000000" fo:border-bottom="0.5pt solid #000000" style:writing-mode="lr-tb"/>
    </style:style>
    <style:style style:name="Таблица1.2" style:family="table-row">
      <style:table-row-properties style:min-row-height="0.041cm" fo:keep-together="auto"/>
    </style:style>
    <style:style style:name="Таблица1.A2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Таблица2" style:family="table">
      <style:table-properties style:width="15.231cm" fo:margin-left="-0.162cm" table:align="left" style:writing-mode="lr-tb"/>
    </style:style>
    <style:style style:name="Таблица2.A" style:family="table-column">
      <style:table-column-properties style:column-width="4.445cm"/>
    </style:style>
    <style:style style:name="Таблица2.B" style:family="table-column">
      <style:table-column-properties style:column-width="1.005cm"/>
    </style:style>
    <style:style style:name="Таблица2.D" style:family="table-column">
      <style:table-column-properties style:column-width="0.979cm"/>
    </style:style>
    <style:style style:name="Таблица2.I" style:family="table-column">
      <style:table-column-properties style:column-width="1.244cm"/>
    </style:style>
    <style:style style:name="Таблица2.K" style:family="table-column">
      <style:table-column-properties style:column-width="1.288cm"/>
    </style:style>
    <style:style style:name="Таблица2.1" style:family="table-row">
      <style:table-row-properties fo:keep-together="always"/>
    </style:style>
    <style:style style:name="Таблица2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2.B1" style:family="table-cell">
      <style:table-cell-properties style:vertical-align="top" fo:padding-left="0.018cm" fo:padding-right="0.018cm" fo:padding-top="0cm" fo:padding-bottom="0cm" fo:border="0.5pt solid #000000" style:writing-mode="lr-tb"/>
    </style:style>
    <style:style style:name="Таблица2.2" style:family="table-row">
      <style:table-row-properties fo:keep-together="auto"/>
    </style:style>
    <style:style style:name="Таблица2.B2" style:family="table-cell">
      <style:table-cell-properties style:vertical-align="top" fo:padding-left="0.018cm" fo:padding-right="0.018cm" fo:padding-top="0cm" fo:padding-bottom="0cm" fo:border-left="0.5pt solid #000000" fo:border-right="none" fo:border-top="0.5pt solid #000000" fo:border-bottom="0.5pt solid #000000" style:writing-mode="lr-tb"/>
    </style:style>
    <style:style style:name="P1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officeooo:paragraph-rsid="001adba1"/>
    </style:style>
    <style:style style:name="P2" style:family="paragraph" style:parent-style-name="Standard" style:master-page-name="Standard">
      <style:paragraph-properties fo:margin-top="0cm" fo:margin-bottom="0cm" loext:contextual-spacing="false" fo:line-height="100%" fo:text-align="center" style:justify-single-word="false" style:page-number="auto"/>
      <style:text-properties style:font-name="Times New Roman" fo:font-size="14pt" officeooo:paragraph-rsid="001adba1" style:font-name-asian="Times New Roman1" style:font-size-asian="14pt" style:language-asian="ru" style:country-asian="RU" style:font-name-complex="Times New Roman1" style:font-size-complex="14pt"/>
    </style:style>
    <style:style style:name="P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4pt" officeooo:paragraph-rsid="001adba1" style:font-name-asian="Times New Roman1" style:font-size-asian="14pt" style:language-asian="ru" style:country-asian="RU" style:font-name-complex="Times New Roman1" style:font-size-complex="14pt"/>
    </style:style>
    <style:style style:name="P4" style:family="paragraph" style:parent-style-name="Standard">
      <style:paragraph-properties fo:margin-top="0cm" fo:margin-bottom="0cm" loext:contextual-spacing="false" fo:line-height="100%"/>
      <style:text-properties style:font-name="Times New Roman" fo:font-size="14pt" officeooo:paragraph-rsid="001adba1" style:font-name-asian="Times New Roman1" style:font-size-asian="14pt" style:language-asian="ru" style:country-asian="RU" style:font-name-complex="Times New Roman1" style:font-size-complex="14pt"/>
    </style:style>
    <style:style style:name="P5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fo:font-size="14pt" officeooo:paragraph-rsid="001adba1" style:font-name-asian="Times New Roman1" style:font-size-asian="14pt" style:language-asian="ru" style:country-asian="RU" style:font-name-complex="Times New Roman1" style:font-size-complex="14pt"/>
    </style:style>
    <style:style style:name="P6" style:family="paragraph" style:parent-style-name="Standard">
      <style:paragraph-properties fo:margin-top="0cm" fo:margin-bottom="0cm" loext:contextual-spacing="false" fo:line-height="100%" fo:text-align="end" style:justify-single-word="false"/>
      <style:text-properties style:font-name="Times New Roman" fo:font-size="14pt" officeooo:rsid="001adba1" officeooo:paragraph-rsid="001adba1" style:font-name-asian="Times New Roman1" style:font-size-asian="14pt" style:language-asian="ru" style:country-asian="RU" style:font-name-complex="Times New Roman1" style:font-size-complex="14pt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style:font-name="Times New Roman" officeooo:paragraph-rsid="001adba1"/>
    </style:style>
    <style:style style:name="P8" style:family="paragraph" style:parent-style-name="Standard">
      <style:paragraph-properties fo:margin-top="0cm" fo:margin-bottom="0cm" loext:contextual-spacing="false" fo:line-height="100%" fo:text-align="end" style:justify-single-word="false"/>
      <style:text-properties style:font-name="Times New Roman" officeooo:paragraph-rsid="001adba1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text-transform="uppercase" style:font-name="Times New Roman" fo:font-size="14pt" officeooo:paragraph-rsid="001adba1" style:font-name-asian="Times New Roman1" style:font-size-asian="14pt" style:language-asian="ru" style:country-asian="RU" style:font-name-complex="Times New Roman1" style:font-size-complex="14pt"/>
    </style:style>
    <style:style style:name="P10" style:family="paragraph" style:parent-style-name="Standard">
      <style:text-properties style:font-name="Times New Roman" officeooo:paragraph-rsid="0015fb48"/>
    </style:style>
    <style:style style:name="P11" style:family="paragraph" style:parent-style-name="Standard">
      <style:text-properties style:font-name="Times New Roman" fo:language="en" fo:country="US" officeooo:paragraph-rsid="0015fb48"/>
    </style:style>
    <style:style style:name="P12" style:family="paragraph" style:parent-style-name="Standard">
      <style:text-properties style:font-name="Times New Roman" fo:language="en" fo:country="US" officeooo:rsid="001d490f" officeooo:paragraph-rsid="001d490f"/>
    </style:style>
    <style:style style:name="P13" style:family="paragraph" style:parent-style-name="Standard">
      <style:text-properties style:font-name="Times New Roman" fo:language="en" fo:country="US" officeooo:paragraph-rsid="001adba1"/>
    </style:style>
    <style:style style:name="P14" style:family="paragraph" style:parent-style-name="Standard">
      <style:text-properties style:font-name="Times New Roman" fo:language="en" fo:country="US" officeooo:rsid="001e0718" officeooo:paragraph-rsid="001e0718"/>
    </style:style>
    <style:style style:name="P15" style:family="paragraph" style:parent-style-name="Standard">
      <style:paragraph-properties fo:text-align="justify" style:justify-single-word="false" fo:orphans="0" fo:widows="0" fo:hyphenation-ladder-count="no-limit" style:vertical-align="auto">
        <style:tab-stops>
          <style:tab-stop style:position="1.251cm"/>
        </style:tab-stops>
      </style:paragraph-properties>
      <style:text-properties style:font-name="Times New Roman" fo:language="en" fo:country="US" officeooo:paragraph-rsid="001adba1" fo:hyphenate="true" fo:hyphenation-remain-char-count="2" fo:hyphenation-push-char-count="2"/>
    </style:style>
    <style:style style:name="P16" style:family="paragraph" style:parent-style-name="Standard">
      <style:text-properties style:font-name="Times New Roman" officeooo:paragraph-rsid="001adba1"/>
    </style:style>
    <style:style style:name="P17" style:family="paragraph" style:parent-style-name="Standard">
      <style:paragraph-properties fo:text-align="justify" style:justify-single-word="false" fo:orphans="0" fo:widows="0" fo:hyphenation-ladder-count="no-limit" style:vertical-align="auto">
        <style:tab-stops>
          <style:tab-stop style:position="1.251cm"/>
        </style:tab-stops>
      </style:paragraph-properties>
      <style:text-properties style:font-name="Times New Roman" officeooo:paragraph-rsid="001989af" fo:hyphenate="true" fo:hyphenation-remain-char-count="2" fo:hyphenation-push-char-count="2"/>
    </style:style>
    <style:style style:name="P18" style:family="paragraph" style:parent-style-name="Standard">
      <style:paragraph-properties fo:text-align="justify" style:justify-single-word="false" fo:orphans="0" fo:widows="0" fo:hyphenation-ladder-count="no-limit" style:vertical-align="auto">
        <style:tab-stops>
          <style:tab-stop style:position="1.251cm"/>
        </style:tab-stops>
      </style:paragraph-properties>
      <style:text-properties style:font-name="Times New Roman" officeooo:paragraph-rsid="001adba1" fo:hyphenate="true" fo:hyphenation-remain-char-count="2" fo:hyphenation-push-char-count="2"/>
    </style:style>
    <style:style style:name="P19" style:family="paragraph" style:parent-style-name="Standard">
      <style:paragraph-properties fo:margin-top="0.106cm" fo:margin-bottom="0cm" loext:contextual-spacing="false" fo:text-align="justify" style:justify-single-word="false" fo:orphans="0" fo:widows="0" fo:hyphenation-ladder-count="no-limit" style:vertical-align="auto">
        <style:tab-stops>
          <style:tab-stop style:position="1.251cm"/>
        </style:tab-stops>
      </style:paragraph-properties>
      <style:text-properties style:font-name="Times New Roman" fo:hyphenate="true" fo:hyphenation-remain-char-count="2" fo:hyphenation-push-char-count="2"/>
    </style:style>
    <style:style style:name="P20" style:family="paragraph" style:parent-style-name="Standard">
      <style:paragraph-properties fo:margin-top="0.106cm" fo:margin-bottom="0cm" loext:contextual-spacing="false" fo:text-align="justify" style:justify-single-word="false" fo:orphans="0" fo:widows="0" fo:hyphenation-ladder-count="no-limit" style:vertical-align="auto">
        <style:tab-stops>
          <style:tab-stop style:position="1.251cm"/>
        </style:tab-stops>
      </style:paragraph-properties>
      <style:text-properties style:font-name="Times New Roman" fo:language="en" fo:country="US" fo:hyphenate="true" fo:hyphenation-remain-char-count="2" fo:hyphenation-push-char-count="2"/>
    </style:style>
    <style:style style:name="P21" style:family="paragraph" style:parent-style-name="Standard">
      <style:paragraph-properties fo:margin-top="0.106cm" fo:margin-bottom="0cm" loext:contextual-spacing="false" fo:text-align="justify" style:justify-single-word="false" fo:orphans="0" fo:widows="0" fo:hyphenation-ladder-count="no-limit" style:vertical-align="auto">
        <style:tab-stops>
          <style:tab-stop style:position="1.251cm"/>
        </style:tab-stops>
      </style:paragraph-properties>
      <style:text-properties style:font-name="Times New Roman" fo:language="en" fo:country="US" officeooo:rsid="001b582c" officeooo:paragraph-rsid="001b582c" fo:hyphenate="true" fo:hyphenation-remain-char-count="2" fo:hyphenation-push-char-count="2"/>
    </style:style>
    <style:style style:name="P22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>
        <style:tab-stops>
          <style:tab-stop style:position="0cm"/>
          <style:tab-stop style:position="1.501cm"/>
        </style:tab-stops>
      </style:paragraph-properties>
      <style:text-properties style:font-name="Times New Roman" fo:font-size="14pt" officeooo:paragraph-rsid="001adba1" style:font-name-asian="Times New Roman1" style:font-size-asian="14pt" style:language-asian="ru" style:country-asian="RU" style:font-name-complex="Times New Roman1" style:font-size-complex="10pt"/>
    </style:style>
    <style:style style:name="P23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1.251cm" style:auto-text-indent="false">
        <style:tab-stops>
          <style:tab-stop style:position="0cm"/>
          <style:tab-stop style:position="1.501cm"/>
        </style:tab-stops>
      </style:paragraph-properties>
      <style:text-properties style:font-name="Times New Roman" fo:font-size="14pt" officeooo:paragraph-rsid="001adba1" style:font-name-asian="Times New Roman1" style:font-size-asian="14pt" style:language-asian="ru" style:country-asian="RU" style:font-name-complex="Times New Roman1" style:font-size-complex="10pt"/>
    </style:style>
    <style:style style:name="P24" style:family="paragraph" style:parent-style-name="Standard">
      <style:paragraph-properties fo:margin-top="0.423cm" fo:margin-bottom="0cm" loext:contextual-spacing="false" fo:line-height="100%" fo:text-align="center" style:justify-single-word="false"/>
      <style:text-properties style:font-name="Times New Roman" officeooo:paragraph-rsid="001adba1"/>
    </style:style>
    <style:style style:name="P25" style:family="paragraph" style:parent-style-name="Standard">
      <style:paragraph-properties fo:margin-top="0.423cm" fo:margin-bottom="0cm" loext:contextual-spacing="false" fo:line-height="100%" fo:text-align="center" style:justify-single-word="false"/>
      <style:text-properties style:font-name="Times New Roman" fo:font-size="14pt" officeooo:rsid="001adba1" officeooo:paragraph-rsid="001adba1" style:font-name-asian="Times New Roman1" style:font-size-asian="14pt" style:language-asian="ru" style:country-asian="RU" style:font-name-complex="Times New Roman1" style:font-size-complex="10pt"/>
    </style:style>
    <style:style style:name="P26" style:family="paragraph" style:parent-style-name="Heading">
      <style:paragraph-properties fo:margin-top="0cm" fo:margin-bottom="0cm" loext:contextual-spacing="false" fo:line-height="100%" fo:text-align="center" style:justify-single-word="false"/>
      <style:text-properties style:font-name="Times New Roman" fo:font-weight="bold" officeooo:paragraph-rsid="001adba1" style:font-weight-asian="bold" style:font-weight-complex="bold"/>
    </style:style>
    <style:style style:name="P27" style:family="paragraph" style:parent-style-name="Heading_20__28_user_29_">
      <style:text-properties style:font-name="Times New Roman" fo:font-size="12pt" style:font-size-asian="12pt"/>
    </style:style>
    <style:style style:name="P28" style:family="paragraph" style:parent-style-name="Heading_20__28_user_29_">
      <style:text-properties style:font-name="Times New Roman" fo:font-size="12pt" fo:language="en" fo:country="US" style:font-size-asian="12pt"/>
    </style:style>
    <style:style style:name="P29" style:family="paragraph" style:parent-style-name="Standard_20__28_user_29_">
      <style:text-properties style:font-name="Times New Roman"/>
    </style:style>
    <style:style style:name="P30" style:family="paragraph" style:parent-style-name="Standard_20__28_user_29_">
      <style:text-properties style:font-name="Times New Roman" style:font-name-complex="Arial"/>
    </style:style>
    <style:style style:name="P31" style:family="paragraph" style:parent-style-name="Standard_20__28_user_29_">
      <style:text-properties style:font-name="Times New Roman" fo:font-size="10pt" fo:language="en" fo:country="US" style:font-name-asian="Symbol" style:font-size-asian="10pt" style:font-name-complex="Times New Roman"/>
    </style:style>
    <style:style style:name="P32" style:family="paragraph" style:parent-style-name="Standard_20__28_user_29_">
      <style:text-properties style:font-name="Times New Roman" officeooo:rsid="001e0718" officeooo:paragraph-rsid="001e0718"/>
    </style:style>
    <style:style style:name="P33" style:family="paragraph" style:parent-style-name="Standard_20__28_user_29_">
      <style:text-properties style:font-name="Times New Roman" officeooo:paragraph-rsid="0017ee78"/>
    </style:style>
    <style:style style:name="P34" style:family="paragraph" style:parent-style-name="Standard_20__28_user_29_">
      <style:text-properties style:font-name="Times New Roman" fo:language="en" fo:country="US"/>
    </style:style>
    <style:style style:name="P35" style:family="paragraph" style:parent-style-name="Standard_20__28_user_29_">
      <style:text-properties style:font-name="Times New Roman" fo:language="en" fo:country="US" officeooo:paragraph-rsid="0017ee78"/>
    </style:style>
    <style:style style:name="P36" style:family="paragraph" style:parent-style-name="Standard_20__28_user_29_">
      <style:paragraph-properties>
        <style:tab-stops>
          <style:tab-stop style:position="3.251cm"/>
        </style:tab-stops>
      </style:paragraph-properties>
      <style:text-properties style:font-name="Times New Roman" fo:language="en" fo:country="US" officeooo:rsid="002212b3" officeooo:paragraph-rsid="002212b3"/>
    </style:style>
    <style:style style:name="P37" style:family="paragraph" style:parent-style-name="Standard_20__28_user_29_">
      <style:text-properties style:font-name="Times New Roman" fo:language="en" fo:country="US" officeooo:paragraph-rsid="0014dd94"/>
    </style:style>
    <style:style style:name="P38" style:family="paragraph" style:parent-style-name="Standard_20__28_user_29_">
      <style:text-properties style:font-name="Times New Roman" fo:language="en" fo:country="US" officeooo:rsid="001b582c" officeooo:paragraph-rsid="001b582c"/>
    </style:style>
    <style:style style:name="P39" style:family="paragraph" style:parent-style-name="Standard_20__28_user_29_">
      <style:text-properties style:font-name="Times New Roman" fo:language="en" fo:country="US" officeooo:rsid="001b582c" officeooo:paragraph-rsid="002496b5"/>
    </style:style>
    <style:style style:name="P40" style:family="paragraph" style:parent-style-name="Standard_20__28_user_29_">
      <style:text-properties style:font-name="Times New Roman" fo:language="en" fo:country="US" officeooo:rsid="00201f38" officeooo:paragraph-rsid="00201f38"/>
    </style:style>
    <style:style style:name="P41" style:family="paragraph" style:parent-style-name="Standard_20__28_user_29_">
      <style:paragraph-properties>
        <style:tab-stops>
          <style:tab-stop style:position="3.251cm"/>
        </style:tab-stops>
      </style:paragraph-properties>
      <style:text-properties style:font-name="Times New Roman" fo:language="en" fo:country="US" officeooo:rsid="00201f38" officeooo:paragraph-rsid="00201f38"/>
    </style:style>
    <style:style style:name="P42" style:family="paragraph" style:parent-style-name="Standard_20__28_user_29_">
      <style:text-properties style:font-name="Times New Roman" fo:language="en" fo:country="US" officeooo:rsid="00235dbc" officeooo:paragraph-rsid="00235dbc"/>
    </style:style>
    <style:style style:name="P43" style:family="paragraph" style:parent-style-name="Standard_20__28_user_29_">
      <style:text-properties style:font-name="Times New Roman" fo:language="en" fo:country="US" officeooo:paragraph-rsid="001adba1"/>
    </style:style>
    <style:style style:name="P44" style:family="paragraph" style:parent-style-name="Standard_20__28_user_29_">
      <style:text-properties style:font-name="Times New Roman" fo:language="en" fo:country="US" fo:font-weight="bold" officeooo:paragraph-rsid="001adba1" style:font-weight-asian="bold" style:font-weight-complex="bold"/>
    </style:style>
    <style:style style:name="P45" style:family="paragraph" style:parent-style-name="Standard_20__28_user_29_">
      <style:paragraph-properties>
        <style:tab-stops>
          <style:tab-stop style:position="3.251cm"/>
        </style:tab-stops>
      </style:paragraph-properties>
      <style:text-properties style:font-name="Times New Roman" fo:language="en" fo:country="US" officeooo:rsid="0017ee78" officeooo:paragraph-rsid="00201f38"/>
    </style:style>
    <style:style style:name="P46" style:family="paragraph" style:parent-style-name="Standard_20__28_user_29_">
      <style:text-properties style:font-name="Times New Roman" officeooo:paragraph-rsid="0015fb48"/>
    </style:style>
    <style:style style:name="P47" style:family="paragraph" style:parent-style-name="Standard_20__28_user_29_">
      <style:text-properties style:font-name="Times New Roman" officeooo:paragraph-rsid="0014dd94"/>
    </style:style>
    <style:style style:name="P48" style:family="paragraph" style:parent-style-name="FR3">
      <style:paragraph-properties fo:margin-top="0cm" fo:margin-bottom="0cm" loext:contextual-spacing="false"/>
      <style:text-properties style:font-name="Times New Roman" officeooo:paragraph-rsid="00132127"/>
    </style:style>
    <style:style style:name="P49" style:family="paragraph" style:parent-style-name="FR3">
      <style:paragraph-properties fo:margin-top="0cm" fo:margin-bottom="0cm" loext:contextual-spacing="false"/>
      <style:text-properties style:font-name="Times New Roman" fo:font-size="12pt" fo:font-style="normal" style:font-name-asian="Symbol" style:font-size-asian="12pt" style:font-style-asian="normal" style:font-name-complex="Times New Roman" style:font-size-complex="12pt"/>
    </style:style>
    <style:style style:name="P50" style:family="paragraph" style:parent-style-name="FR3">
      <style:paragraph-properties fo:margin-top="0cm" fo:margin-bottom="0cm" loext:contextual-spacing="false"/>
      <style:text-properties style:font-name="Times New Roman" fo:font-size="12pt" fo:language="en" fo:country="US" fo:font-style="normal" style:font-name-asian="Symbol" style:font-size-asian="12pt" style:font-style-asian="normal" style:font-name-complex="Times New Roman" style:font-size-complex="12pt"/>
    </style:style>
    <style:style style:name="P51" style:family="paragraph" style:parent-style-name="FR3">
      <style:paragraph-properties fo:margin-top="0cm" fo:margin-bottom="0cm" loext:contextual-spacing="false"/>
      <style:text-properties style:font-name="Times New Roman" fo:font-size="10pt" fo:language="en" fo:country="US" fo:font-style="normal" fo:font-weight="bold" style:font-name-asian="Symbol" style:font-size-asian="10pt" style:font-style-asian="normal" style:font-weight-asian="bold" style:font-name-complex="Times New Roman"/>
    </style:style>
    <style:style style:name="P52" style:family="paragraph" style:parent-style-name="FR3">
      <style:paragraph-properties fo:margin-top="0cm" fo:margin-bottom="0cm" loext:contextual-spacing="false"/>
      <style:text-properties style:font-name="Times New Roman" fo:font-size="10pt" fo:language="en" fo:country="US" fo:font-style="normal" style:font-name-asian="Symbol" style:font-size-asian="10pt" style:font-style-asian="normal" style:font-name-complex="Times New Roman"/>
    </style:style>
    <style:style style:name="P53" style:family="paragraph" style:parent-style-name="FR3">
      <style:paragraph-properties fo:margin-top="0cm" fo:margin-bottom="0cm" loext:contextual-spacing="false"/>
      <style:text-properties style:font-name="Times New Roman" fo:font-size="14pt" fo:language="en" fo:country="US" fo:font-style="normal" fo:font-weight="bold" style:font-name-asian="Symbol" style:font-size-asian="14pt" style:font-style-asian="normal" style:font-weight-asian="bold" style:font-name-complex="Times New Roman" style:font-size-complex="14pt"/>
    </style:style>
    <style:style style:name="P54" style:family="paragraph" style:parent-style-name="Text_20__28_user_29_">
      <style:paragraph-properties fo:text-align="center" style:justify-single-word="false"/>
      <style:text-properties style:font-name="Times New Roman" fo:font-size="10pt" style:font-size-asian="10pt" style:font-name-complex="Times New Roman"/>
    </style:style>
    <style:style style:name="P55" style:family="paragraph" style:parent-style-name="Text_20__28_user_29_">
      <style:paragraph-properties fo:text-align="center" style:justify-single-word="false"/>
      <style:text-properties style:font-name="Times New Roman" fo:font-size="8pt" fo:font-weight="normal" style:font-size-asian="8pt" style:font-weight-asian="normal" style:font-name-complex="Times New Roman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weight-asian="bold" style:font-name-complex="Arial"/>
    </style:style>
    <style:style style:name="T3" style:family="text">
      <style:text-properties style:font-name="Arial" fo:font-weight="bold" style:font-weight-asian="bold" style:font-name-complex="Arial"/>
    </style:style>
    <style:style style:name="T4" style:family="text">
      <style:text-properties style:font-name="Arial" style:font-name-complex="Arial"/>
    </style:style>
    <style:style style:name="T5" style:family="text">
      <style:text-properties fo:font-size="12pt" fo:font-style="normal" style:font-name-asian="Symbol" style:font-size-asian="12pt" style:font-style-asian="normal" style:font-name-complex="Times New Roman" style:font-size-complex="12pt"/>
    </style:style>
    <style:style style:name="T6" style:family="text">
      <style:text-properties fo:font-size="12pt" fo:language="en" fo:country="US" fo:font-style="normal" style:font-name-asian="Symbol" style:font-size-asian="12pt" style:font-style-asian="normal" style:font-name-complex="Times New Roman" style:font-size-complex="12pt"/>
    </style:style>
    <style:style style:name="T7" style:family="text">
      <style:text-properties fo:language="en" fo:country="US"/>
    </style:style>
    <style:style style:name="T8" style:family="text">
      <style:text-properties fo:language="en" fo:country="US" officeooo:rsid="0014dd94"/>
    </style:style>
    <style:style style:name="T9" style:family="text">
      <style:text-properties fo:language="en" fo:country="US" officeooo:rsid="0015fb48"/>
    </style:style>
    <style:style style:name="T10" style:family="text">
      <style:text-properties fo:language="en" fo:country="US" officeooo:rsid="0017ee78"/>
    </style:style>
    <style:style style:name="T11" style:family="text">
      <style:text-properties fo:language="en" fo:country="US" officeooo:rsid="001989af"/>
    </style:style>
    <style:style style:name="T12" style:family="text">
      <style:text-properties style:font-name="Times New Roman" fo:font-size="10pt" fo:font-style="normal" fo:font-weight="bold" style:font-name-asian="Symbol" style:font-size-asian="10pt" style:font-style-asian="normal" style:font-weight-asian="bold" style:font-name-complex="Times New Roman" style:font-size-complex="12pt"/>
    </style:style>
    <style:style style:name="T13" style:family="text">
      <style:text-properties style:font-name-asian="Liberation Sans1" style:font-name-complex="Liberation Sans1"/>
    </style:style>
    <style:style style:name="T14" style:family="text">
      <style:text-properties style:font-name="Symbol" fo:font-size="13pt" fo:language="en" fo:country="US" officeooo:rsid="001989af" style:font-name-asian="Symbol" style:font-size-asian="13pt" style:font-name-complex="Symbol"/>
    </style:style>
    <style:style style:name="T15" style:family="text">
      <style:text-properties style:font-name="Symbol" fo:font-size="13pt" fo:language="en" fo:country="US" officeooo:rsid="001adba1" style:font-name-asian="Symbol" style:font-size-asian="13pt" style:font-name-complex="Symbol"/>
    </style:style>
    <style:style style:name="T16" style:family="text">
      <style:text-properties fo:font-size="14pt" style:font-name-asian="Times New Roman1" style:font-size-asian="14pt" style:language-asian="ru" style:country-asian="RU" style:font-name-complex="Times New Roman1" style:font-size-complex="14pt"/>
    </style:style>
    <style:style style:name="T17" style:family="text">
      <style:text-properties fo:font-size="14pt" officeooo:rsid="001adba1" style:font-name-asian="Times New Roman1" style:font-size-asian="14pt" style:language-asian="ru" style:country-asian="RU" style:font-name-complex="Times New Roman1" style:font-size-complex="14pt"/>
    </style:style>
    <style:style style:name="T18" style:family="text">
      <style:text-properties fo:font-size="14pt" style:font-name-asian="Times New Roman1" style:font-size-asian="14pt" style:language-asian="ru" style:country-asian="RU" style:font-name-complex="Times New Roman1" style:font-size-complex="10pt"/>
    </style:style>
    <style:style style:name="T19" style:family="text">
      <style:text-properties fo:font-size="14pt" officeooo:rsid="001adba1" style:font-name-asian="Times New Roman1" style:font-size-asian="14pt" style:language-asian="ru" style:country-asian="RU" style:font-name-complex="Times New Roman1" style:font-size-complex="10pt"/>
    </style:style>
    <style:style style:name="T20" style:family="text">
      <style:text-properties style:font-name-complex="Arial"/>
    </style:style>
    <style:style style:name="T21" style:family="text">
      <style:text-properties fo:font-size="10pt" fo:font-style="normal" fo:font-weight="bold" style:font-name-asian="Symbol" style:font-size-asian="10pt" style:font-style-asian="normal" style:font-weight-asian="bold" style:font-name-complex="Times New Roman" style:font-size-complex="12pt"/>
    </style:style>
    <style:style style:name="T22" style:family="text">
      <style:text-properties fo:font-size="13pt" fo:language="en" fo:country="US" officeooo:rsid="001989af" style:font-name-asian="Symbol" style:font-size-asian="13pt" style:font-name-complex="Symbol"/>
    </style:style>
    <style:style style:name="T23" style:family="text">
      <style:text-properties fo:font-size="13pt" fo:language="en" fo:country="US" officeooo:rsid="001adba1" style:font-name-asian="Symbol" style:font-size-asian="13pt" style:font-name-complex="Symbol"/>
    </style:style>
    <style:style style:name="T24" style:family="text">
      <style:text-properties style:font-name="Times New Roman"/>
    </style:style>
    <style:style style:name="T25" style:family="text">
      <style:text-properties style:font-name="Times New Roman" fo:font-size="14pt" style:font-name-asian="Times New Roman1" style:font-size-asian="14pt" style:language-asian="ru" style:country-asian="RU" style:font-name-complex="Times New Roman1" style:font-size-complex="14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Министерство образования Республики Беларусь</text:p>
      <text:p text:style-name="P3"/>
      <text:p text:style-name="P3">Учреждение образования</text:p>
      <text:p text:style-name="P9">БелорусскиЙ государственный университет</text:p>
      <text:p text:style-name="P9">информатики и радиоэлектроники</text:p>
      <text:p text:style-name="P4"/>
      <text:p text:style-name="P3">Факультет<text:tab/>информационных технологий и управления</text:p>
      <text:p text:style-name="P3">Кафедра<text:tab/>интеллектуальных информационных технологий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9">ОТЧЕТ</text:p>
      <text:p text:style-name="P3">по лабораторной работе №1 </text:p>
      <text:p text:style-name="P1"><text:span text:style-name="T25">по курсу </text:span><text:span text:style-name="Название_20_Знак"><text:span text:style-name="T24">ПБЗ</text:span></text:span></text:p>
      <text:p text:style-name="P3">на тему</text:p>
      <text:p text:style-name="P26">Математические основы реляционных языков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able:table table:name="Таблица13" table:style-name="Таблица13">
        <table:table-column table:style-name="Таблица13.A"/>
        <table:table-column table:style-name="Таблица13.B"/>
        <table:table-column table:style-name="Таблица13.C"/>
        <table:table-row table:style-name="Таблица13.1">
          <table:table-cell table:style-name="Таблица13.A1" office:value-type="string">
            <text:p text:style-name="P7"><text:span text:style-name="T16">Выполнил студент группы </text:span><text:span text:style-name="T17">4</text:span><text:span text:style-name="T16">2170</text:span><text:span text:style-name="T17">2</text:span></text:p>
          </table:table-cell>
          <table:table-cell table:style-name="Таблица13.A1" office:value-type="string">
            <text:p text:style-name="P4"/>
          </table:table-cell>
          <table:table-cell table:style-name="Таблица13.A1" office:value-type="string">
            <text:p text:style-name="P8"><text:span text:style-name="T17">Бобков А.В</text:span><text:span text:style-name="T16">.</text:span></text:p>
          </table:table-cell>
        </table:table-row>
        <table:table-row table:style-name="Таблица13.2">
          <table:table-cell table:style-name="Таблица13.A1" office:value-type="string">
            <text:p text:style-name="P4">Проверил</text:p>
          </table:table-cell>
          <table:table-cell table:style-name="Таблица13.A1" office:value-type="string">
            <text:p text:style-name="P4"/>
          </table:table-cell>
          <table:table-cell table:style-name="Таблица13.A1" office:value-type="string">
            <text:p text:style-name="P6">Шункевич Д.В</text:p>
          </table:table-cell>
        </table:table-row>
      </table:table>
      <text:p text:style-name="P22"/>
      <text:p text:style-name="P23"/>
      <text:p text:style-name="P23"/>
      <text:p text:style-name="P22"/>
      <text:p text:style-name="P24"><text:span text:style-name="T18">Минск 201</text:span><text:span text:style-name="T19">6</text:span></text:p>
      <text:p text:style-name="P25"><text:soft-page-break/></text:p>
      <text:p text:style-name="P29"><text:span text:style-name="T2">Задание 1</text:span><text:span text:style-name="T20"> Получить номер группы, в которой ведутся предметы преподавателем Фроловым.</text:span></text:p>
      <text:p text:style-name="P30"/>
      <text:p text:style-name="P30">Выполняем естественное слияние таблиц и выводим номер группы где фамилия Фролов.</text:p>
      <text:p text:style-name="P30"/>
      <text:p text:style-name="P30"/>
      <text:p text:style-name="P48"><text:span text:style-name="T5">((ПРЕПОДАВАТЕЛЬ JOIN ПРЕПОДАВАТЕЛЬ_ВВЕДЕТ_В_ГРУПАХ)[ КодовыйНомерГруппы ] <text:s/></text:span><text:span text:style-name="T6">WHERE</text:span><text:span text:style-name="T5"> Фамилия = ' Фролов') <text:s text:c="3"/></text:span><text:span text:style-name="T21"><text:s text:c="3"/></text:span></text:p>
      <text:p text:style-name="P49"/>
      <text:p text:style-name="P50">Результат:</text:p>
      <text:p text:style-name="P50"/>
      <table:table table:name="Таблица1" table:style-name="Таблица1">
        <table:table-column table:style-name="Таблица1.A"/>
        <table:table-header-rows>
          <table:table-row table:style-name="Таблица1.1">
            <table:table-cell table:style-name="Таблица1.A1" office:value-type="string">
              <text:p text:style-name="P54">КодовыйНомер</text:p>
              <text:p text:style-name="P54">Группы</text:p>
            </table:table-cell>
          </table:table-row>
        </table:table-header-rows>
        <table:table-row table:style-name="Таблица1.2">
          <table:table-cell table:style-name="Таблица1.A2" office:value-type="string">
            <text:p text:style-name="P55">8Г</text:p>
          </table:table-cell>
        </table:table-row>
        <table:table-row table:style-name="Таблица1.2">
          <table:table-cell table:style-name="Таблица1.A2" office:value-type="string">
            <text:p text:style-name="P55">7Г</text:p>
          </table:table-cell>
        </table:table-row>
        <table:table-row table:style-name="Таблица1.2">
          <table:table-cell table:style-name="Таблица1.A2" office:value-type="string">
            <text:p text:style-name="P55">3Г</text:p>
          </table:table-cell>
        </table:table-row>
      </table:table>
      <text:p text:style-name="P3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3"><text:soft-page-break/>Задание 2 </text:p>
      <text:p text:style-name="P52"/>
      <table:table table:name="Таблица2" table:style-name="Таблица2">
        <table:table-column table:style-name="Таблица2.A"/>
        <table:table-column table:style-name="Таблица2.B" table:number-columns-repeated="2"/>
        <table:table-column table:style-name="Таблица2.D"/>
        <table:table-column table:style-name="Таблица2.B" table:number-columns-repeated="4"/>
        <table:table-column table:style-name="Таблица2.I" table:number-columns-repeated="2"/>
        <table:table-column table:style-name="Таблица2.K"/>
        <table:table-row table:style-name="Таблица2.1">
          <table:table-cell table:style-name="Таблица2.A1" office:value-type="string">
            <text:p text:style-name="P27"><text:span text:style-name="T13">№ </text:span>варианта</text:p>
          </table:table-cell>
          <table:table-cell table:style-name="Таблица2.B1" table:number-columns-spanned="10" office:value-type="string">
            <text:p text:style-name="P27"><text:span text:style-name="T13">№ </text:span>задач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.2">
          <table:table-cell table:style-name="Таблица2.A1" office:value-type="string">
            <text:p text:style-name="P27">5</text:p>
          </table:table-cell>
          <table:table-cell table:style-name="Таблица2.B2" office:value-type="string">
            <text:p text:style-name="P27">28</text:p>
          </table:table-cell>
          <table:table-cell table:style-name="Таблица2.B2" office:value-type="string">
            <text:p text:style-name="P27">15</text:p>
          </table:table-cell>
          <table:table-cell table:style-name="Таблица2.B2" office:value-type="string">
            <text:p text:style-name="P27">23</text:p>
          </table:table-cell>
          <table:table-cell table:style-name="Таблица2.B2" office:value-type="string">
            <text:p text:style-name="P27">10</text:p>
          </table:table-cell>
          <table:table-cell table:style-name="Таблица2.B2" office:value-type="string">
            <text:p text:style-name="P27">3</text:p>
          </table:table-cell>
          <table:table-cell table:style-name="Таблица2.B2" office:value-type="string">
            <text:p text:style-name="P27">5</text:p>
          </table:table-cell>
          <table:table-cell table:style-name="Таблица2.B2" office:value-type="string">
            <text:p text:style-name="P27">9</text:p>
          </table:table-cell>
          <table:table-cell table:style-name="Таблица2.B2" office:value-type="string">
            <text:p text:style-name="P27">34</text:p>
          </table:table-cell>
          <table:table-cell table:style-name="Таблица2.B2" office:value-type="string">
            <text:p text:style-name="P28">14</text:p>
          </table:table-cell>
          <table:table-cell table:style-name="Таблица2.B1" office:value-type="string">
            <text:p text:style-name="P28">29</text:p>
          </table:table-cell>
        </table:table-row>
      </table:table>
      <text:p text:style-name="P29"/>
      <text:p text:style-name="P32">CREATE TABLE providers (</text:p>
      <text:p text:style-name="P32"><text:s text:c="2"/>provider_id VARCHAR(5) PRIMARY KEY NOT NULL,</text:p>
      <text:p text:style-name="P32"><text:s text:c="2"/>provider_name VARCHAR(20),</text:p>
      <text:p text:style-name="P32"><text:s text:c="2"/>status VARCHAR(20),</text:p>
      <text:p text:style-name="P32"><text:s text:c="2"/>city VARCHAR(20)</text:p>
      <text:p text:style-name="P32">);</text:p>
      <text:p text:style-name="P32"/>
      <text:p text:style-name="P32">CREATE TABLE details (</text:p>
      <text:p text:style-name="P32"><text:s text:c="2"/>detail_id VARCHAR(5) PRIMARY KEY NOT NULL,</text:p>
      <text:p text:style-name="P32"><text:s text:c="2"/>detail_name VARCHAR(20),</text:p>
      <text:p text:style-name="P32"><text:s text:c="2"/>color VARCHAR(20),</text:p>
      <text:p text:style-name="P32"><text:s text:c="2"/>size INTEGER,</text:p>
      <text:p text:style-name="P32"><text:s text:c="2"/>city VARCHAR(20)</text:p>
      <text:p text:style-name="P32">);</text:p>
      <text:p text:style-name="P32"/>
      <text:p text:style-name="P32">CREATE TABLE projects (</text:p>
      <text:p text:style-name="P32"><text:s text:c="2"/>project_id VARCHAR(5) PRIMARY KEY NOT NULL,</text:p>
      <text:p text:style-name="P32"><text:s text:c="2"/>project_name VARCHAR(20),</text:p>
      <text:p text:style-name="P32"><text:s text:c="2"/>city VARCHAR(20)</text:p>
      <text:p text:style-name="P32">);</text:p>
      <text:p text:style-name="P32"/>
      <text:p text:style-name="P32">CREATE TABLE dependencies (</text:p>
      <text:p text:style-name="P32"><text:s text:c="2"/>provider_id VARCHAR(5),</text:p>
      <text:p text:style-name="P32"><text:s text:c="2"/>detail_id VARCHAR(5),</text:p>
      <text:p text:style-name="P32"><text:s text:c="2"/>project_id VARCHAR(5),</text:p>
      <text:p text:style-name="P32"><text:s text:c="2"/>count INTEGER</text:p>
      <text:p text:style-name="P32">);</text:p>
      <text:p text:style-name="P32"/>
      <text:p text:style-name="P32">UPDATE projects </text:p>
      <text:p text:style-name="P32">SET City='Tallinn'</text:p>
      <text:p text:style-name="P32">WHERE project_id='PR2'; </text:p>
      <text:p text:style-name="P32"/>
      <text:p text:style-name="P32">INSERT INTO providers VALUES</text:p>
      <text:p text:style-name="P32"><text:s text:c="2"/>('P1', 'Petrov', '20', 'Moskva'),</text:p>
      <text:p text:style-name="P32"><text:s text:c="2"/>('P2', 'Sinitsin', '10', 'Tallinn'),</text:p>
      <text:p text:style-name="P32"><text:s text:c="2"/>('P3', 'Fedorov', '30', 'Tallinn'),</text:p>
      <text:p text:style-name="P32"><text:s text:c="2"/>('P4', 'Chajanov', '20', 'Minsk'),</text:p>
      <text:p text:style-name="P32"><text:s text:c="2"/>('P5', 'Krukov', '30', 'Kiev');</text:p>
      <text:p text:style-name="P32"/>
      <text:p text:style-name="P32">INSERT INTO details VALUES</text:p>
      <text:p text:style-name="P32"><text:s text:c="2"/>('D1', 'Bolt', 'Red', 12, 'Moskva'),</text:p>
      <text:p text:style-name="P32"><text:s text:c="2"/>('D2', 'Nut', 'Green', 17, 'Minsk'),</text:p>
      <text:p text:style-name="P32"><text:s text:c="2"/>('D3', 'Disk', 'Black', 17, 'Vilnjus'),</text:p>
      <text:p text:style-name="P32"><text:s text:c="2"/>('D4', 'Disk', 'Black', 14, 'Moskva'),</text:p>
      <text:p text:style-name="P32"><text:s text:c="2"/>('D5', 'Body', 'Red', 12, 'Minsk'),</text:p>
      <text:p text:style-name="P32"><text:soft-page-break/><text:s text:c="2"/>('D6', 'Cap', 'Red', 19, 'Moskva');</text:p>
      <text:p text:style-name="P32"/>
      <text:p text:style-name="P32">INSERT INTO projects VALUES</text:p>
      <text:p text:style-name="P32"><text:s text:c="2"/>('PR1', 'IPR1', 'Minsk'),</text:p>
      <text:p text:style-name="P32"><text:s text:c="2"/>('PR2', 'IPR2', 'Tallinn'),</text:p>
      <text:p text:style-name="P32"><text:s text:c="2"/>('PR3', 'IPR3', 'Pskov'),</text:p>
      <text:p text:style-name="P32"><text:s text:c="2"/>('PR4', 'IPR4', 'Pskov'),</text:p>
      <text:p text:style-name="P32"><text:s text:c="2"/>('PR5', 'IPR4', 'Moskva'),</text:p>
      <text:p text:style-name="P32"><text:s text:c="2"/>('PR6', 'IPR6', 'Saratov'),</text:p>
      <text:p text:style-name="P32"><text:s text:c="2"/>('PR7', 'IPR7', 'Moskva');</text:p>
      <text:p text:style-name="P32"/>
      <text:p text:style-name="P32">INSERT INTO dependencies VALUES</text:p>
      <text:p text:style-name="P32"><text:s text:c="2"/>('P1','D1','PR1','200'),</text:p>
      <text:p text:style-name="P32"><text:s text:c="2"/>('P1','D1','PR2','700'),</text:p>
      <text:p text:style-name="P32"><text:s text:c="2"/>('P2','D3','PR1','400'),</text:p>
      <text:p text:style-name="P32"><text:s text:c="2"/>('P2','D2','PR2','200'),</text:p>
      <text:p text:style-name="P32"><text:s text:c="2"/>('P2','D3','PR3','200'),</text:p>
      <text:p text:style-name="P32"><text:s text:c="2"/>('P2','D3','PR4','500'),</text:p>
      <text:p text:style-name="P32"><text:s text:c="2"/>('P2','D3','PR5','600'),</text:p>
      <text:p text:style-name="P32"><text:s text:c="2"/>('P2','D3','PR6','400'),</text:p>
      <text:p text:style-name="P32"><text:s text:c="2"/>('P2','D3','PR7','800'),</text:p>
      <text:p text:style-name="P32"><text:s text:c="2"/>('P2','D5','PR2','100'),</text:p>
      <text:p text:style-name="P32"><text:s text:c="2"/>('P3','D3','PR1','200'),</text:p>
      <text:p text:style-name="P32"><text:s text:c="2"/>('P3','D4','PR2','500'),</text:p>
      <text:p text:style-name="P32"><text:s text:c="2"/>('P4','D6','PR3','300'),</text:p>
      <text:p text:style-name="P32"><text:s text:c="2"/>('P4','D6','PR7','300'),</text:p>
      <text:p text:style-name="P32"><text:s text:c="2"/>('P5','D2','PR2','200'),</text:p>
      <text:p text:style-name="P32"><text:s text:c="2"/>('P5','D2','PR4','100'),</text:p>
      <text:p text:style-name="P32"><text:s text:c="2"/>('P5','D5','PR5','500'),</text:p>
      <text:p text:style-name="P32"><text:s text:c="2"/>('P5','D5','PR7','100'),</text:p>
      <text:p text:style-name="P32"><text:s text:c="2"/>('P5','D6','PR2','200'),</text:p>
      <text:p text:style-name="P32"><text:s text:c="2"/>('P5','D1','PR2','100'),</text:p>
      <text:p text:style-name="P32"><text:s text:c="2"/>('P5','D3','PR4','200'),</text:p>
      <text:p text:style-name="P32"><text:s text:c="2"/>('P5','D4','PR4','800'),</text:p>
      <text:p text:style-name="P32"><text:s text:c="2"/>('P5','D5','PR4','400'),</text:p>
      <text:p text:style-name="P32"><text:s text:c="2"/>('P5','D6','PR4','500');</text:p>
      <text:p text:style-name="P29"/>
      <text:p text:style-name="P29"/>
      <text:p text:style-name="P29"><text:span text:style-name="T1">28 </text:span>Получить номера проектов, для которых не поставляются красные детали поставщиками из Лондона.</text:p>
      <text:p text:style-name="P29"/>
      <text:p text:style-name="P33"><text:span text:style-name="T9">J [ П</text:span><text:span text:style-name="T10">Р</text:span><text:span text:style-name="T9">#</text:span><text:span text:style-name="T10">] МINUS </text:span><text:span text:style-name="T9">(</text:span><text:span text:style-name="T7"> SPJ JOIN <text:s/></text:span><text:span text:style-name="T10">(S WHERE <text:s/>Город = ‘Лондон’)</text:span><text:span text:style-name="T7"> JOIN </text:span><text:span text:style-name="T10">(</text:span><text:span text:style-name="T7"> Р WНERE Цвет = 'Красный') </text:span><text:span text:style-name="T10">)</text:span><text:span text:style-name="T7">( </text:span><text:span text:style-name="T9">[П</text:span><text:span text:style-name="T10">Р</text:span><text:span text:style-name="T7"># ] )</text:span></text:p>
      <text:p text:style-name="P35"/>
      <text:p text:style-name="P36">mysql&gt; SELECT project_id </text:p>
      <text:p text:style-name="P36"><text:s text:c="4"/>-&gt; FROM <text:s/>projects </text:p>
      <text:p text:style-name="P36"><text:s text:c="4"/>-&gt; WHERE project_id</text:p>
      <text:p text:style-name="P36"><text:s text:c="4"/>-&gt; NOT IN </text:p>
      <text:p text:style-name="P36"><text:s text:c="4"/>-&gt; (SELECT d.project_id </text:p>
      <text:p text:style-name="P36"><text:s text:c="4"/>-&gt; FROM dependencies AS d</text:p>
      <text:p text:style-name="P36"><text:s text:c="4"/>-&gt; INNER JOIN providers AS s ON d.provider_id = s.provider_id</text:p>
      <text:p text:style-name="P36"><text:s text:c="4"/>-&gt; INNER JOIN details AS p ON p.detail_id = d.detail_id</text:p>
      <text:p text:style-name="P36"><text:soft-page-break/><text:s text:c="4"/>-&gt; WHERE s.city = 'London' AND p.color = 'Red');</text:p>
      <text:p text:style-name="P36">+------------+</text:p>
      <text:p text:style-name="P36">| project_id |</text:p>
      <text:p text:style-name="P36">+------------+</text:p>
      <text:p text:style-name="P36">| PR1 <text:s text:c="7"/>|</text:p>
      <text:p text:style-name="P36">| PR2 <text:s text:c="7"/>|</text:p>
      <text:p text:style-name="P36">| PR3 <text:s text:c="7"/>|</text:p>
      <text:p text:style-name="P36">| PR4 <text:s text:c="7"/>|</text:p>
      <text:p text:style-name="P36">| PR5 <text:s text:c="7"/>|</text:p>
      <text:p text:style-name="P36">| PR6 <text:s text:c="7"/>|</text:p>
      <text:p text:style-name="P36">| PR7 <text:s text:c="7"/>|</text:p>
      <text:p text:style-name="P36">+------------+</text:p>
      <text:p text:style-name="P29"/>
      <text:p text:style-name="P29"><text:span text:style-name="T1">15</text:span> Получить общее число проектов, обеспечиваемых поставщиком П1.</text:p>
      <text:p text:style-name="P29"/>
      <text:p text:style-name="P10"><text:span text:style-name="T7">SUMMARIZE (S WНERE П# = 'П1') BY (</text:span><text:span text:style-name="T9">ПР#</text:span><text:span text:style-name="T7">) ADD COUNT(</text:span><text:span text:style-name="T9">ПР#</text:span><text:span text:style-name="T7">) AS N [ N ]</text:span></text:p>
      <text:p text:style-name="P11"/>
      <text:p text:style-name="P12">mysql&gt; SELECT count(project_id)</text:p>
      <text:p text:style-name="P12"><text:s text:c="4"/>-&gt; FROM dependencies</text:p>
      <text:p text:style-name="P12"><text:s text:c="4"/>-&gt; WHERE provider_id = 'P1';</text:p>
      <text:p text:style-name="P12">+-------------------+</text:p>
      <text:p text:style-name="P12">| count(project_id) |</text:p>
      <text:p text:style-name="P12">+-------------------+</text:p>
      <text:p text:style-name="P12">| <text:s text:c="16"/>2 <text:s text:c="8"/>|</text:p>
      <text:p text:style-name="P12">+-------------------+</text:p>
      <text:p text:style-name="P34"/>
      <text:p text:style-name="P46"><text:span text:style-name="T1">23</text:span> Получить номера поставщиков, поставляющих по крайней мере одну деталь, поставляемую по крайней мере одним поставщиком, который поставляет по крайней мере одну красную деталь.</text:p>
      <text:p text:style-name="P46"/>
      <text:p text:style-name="P16"><text:span text:style-name="T10">(</text:span><text:span text:style-name="T7">SPJ JOIN Р</text:span><text:span text:style-name="T10">)</text:span><text:span text:style-name="T7"> WНERE Цвет = 'Красный' <text:s/></text:span><text:span text:style-name="T9">[П</text:span><text:span text:style-name="T7"># ] </text:span></text:p>
      <text:p text:style-name="P13"/>
      <text:p text:style-name="P14">mysql&gt; SELECT DISTINCT provider_id</text:p>
      <text:p text:style-name="P14"><text:s text:c="4"/>-&gt; FROM dependencies d</text:p>
      <text:p text:style-name="P14"><text:s text:c="4"/>-&gt; JOIN details AS p ON p.detail_id = d.detail_id</text:p>
      <text:p text:style-name="P14"><text:s text:c="4"/>-&gt; WHERE p.color = 'Red';</text:p>
      <text:p text:style-name="P14">+-------------+</text:p>
      <text:p text:style-name="P14">| provider_id |</text:p>
      <text:p text:style-name="P14">+-------------+</text:p>
      <text:p text:style-name="P14">| P1 <text:s text:c="13"/>|</text:p>
      <text:p text:style-name="P14">| P2 <text:s text:c="13"/>|</text:p>
      <text:p text:style-name="P14">| P4 <text:s text:c="13"/>|</text:p>
      <text:p text:style-name="P14">| P5 <text:s text:c="13"/>|</text:p>
      <text:p text:style-name="P14">+-------------+</text:p>
      <text:p text:style-name="P13"/>
      <text:p text:style-name="P29"><text:span text:style-name="T1">10</text:span> Получить номера деталей, поставляемых поставщиком в Лондоне для проекта в Лондоне.</text:p>
      <text:p text:style-name="P47"><text:span text:style-name="T7">( SPJ JOIN ( S W</text:span>Н<text:span text:style-name="T7">ERE Город = 'Лондон' ) JOIN ( </text:span><text:span text:style-name="T8">J</text:span><text:span text:style-name="T7"> WНERE Город = 'Лондон' ) ) [ </text:span>Д#<text:span text:style-name="T7"> ]</text:span></text:p>
      <text:p text:style-name="P37"/>
      <text:p text:style-name="P38">mysql&gt; SELECT detail_id</text:p>
      <text:p text:style-name="P38"><text:s text:c="4"/>-&gt; FROM dependencies AS d</text:p>
      <text:p text:style-name="P38"><text:s text:c="4"/>-&gt; <text:s text:c="2"/>INNER JOIN providers AS s ON d.provider_id = s.provider_id</text:p>
      <text:p text:style-name="P38"><text:s text:c="4"/>-&gt; <text:s text:c="2"/>INNER JOIN projects AS p ON d.project_id = p.project_id</text:p>
      <text:p text:style-name="P38"><text:soft-page-break/><text:s text:c="4"/>-&gt; WHERE s.city = 'London' AND p.city = 'London';</text:p>
      <text:p text:style-name="P38">Empty set (0.00 sec)</text:p>
      <text:p text:style-name="P38"/>
      <text:p text:style-name="P29"><text:span text:style-name="T1">3 </text:span>Получить номера поставщиков, которые обеспечивают проект ПР1.</text:p>
      <text:p text:style-name="P29"><text:span text:style-name="T7">( SPJ W</text:span>Н<text:span text:style-name="T7">ERE ПД# = 'ПР1' ) [ П# ]</text:span></text:p>
      <text:p text:style-name="P34"/>
      <text:p text:style-name="P40">mysql&gt; SELECT provider_id </text:p>
      <text:p text:style-name="P40"><text:s text:c="4"/>-&gt; FROM dependencies </text:p>
      <text:p text:style-name="P40"><text:s text:c="4"/>-&gt; WHERE project_id = <text:s/>'PR1';</text:p>
      <text:p text:style-name="P40">+-------------+</text:p>
      <text:p text:style-name="P40">| provider_id |</text:p>
      <text:p text:style-name="P40">+-------------+</text:p>
      <text:p text:style-name="P40">| P1 <text:s text:c="13"/>|</text:p>
      <text:p text:style-name="P40">| P2 <text:s text:c="13"/>|</text:p>
      <text:p text:style-name="P40">| P3 <text:s text:c="13"/>|</text:p>
      <text:p text:style-name="P40">+-------------+</text:p>
      <text:p text:style-name="P40"/>
      <text:p text:style-name="P29"><text:span text:style-name="T1">5</text:span> Получить все сочетания "цвета деталей-города деталей".</text:p>
      <text:p text:style-name="P29"/>
      <text:p text:style-name="P29">Р [ Цвет, Город ]</text:p>
      <text:p text:style-name="P29"/>
      <text:p text:style-name="P38">mysql&gt; SELECT DISTINCT color, city</text:p>
      <text:p text:style-name="P38"><text:s text:c="4"/>-&gt; FROM details;</text:p>
      <text:p text:style-name="P38">+-------+---------+</text:p>
      <text:p text:style-name="P38">| color | city <text:s text:c="7"/>|</text:p>
      <text:p text:style-name="P38">+-------+---------+</text:p>
      <text:p text:style-name="P38">| Red <text:s text:c="2"/>| Moskva <text:s/>|</text:p>
      <text:p text:style-name="P38">| Green | Minsk <text:s text:c="2"/>|</text:p>
      <text:p text:style-name="P38">| Black | Vilnjus <text:s/>|</text:p>
      <text:p text:style-name="P38">| Black | Moskva |</text:p>
      <text:p text:style-name="P38">| Red <text:s text:c="2"/>| Minsk <text:s text:c="3"/>|</text:p>
      <text:p text:style-name="P38">+-------+---------+</text:p>
      <text:p text:style-name="P13"/>
      <text:p text:style-name="P19"><text:span text:style-name="T1">9</text:span> Получить номера деталей, поставляемых поставщиком в Лондоне.</text:p>
      <text:p text:style-name="P19"/>
      <text:p text:style-name="P19"><text:span text:style-name="T7">( SPJ JOIN ( S W</text:span>Н<text:span text:style-name="T7">ERE Город = 'Лондон' ) ) [ </text:span>Д#<text:span text:style-name="T7"> ]</text:span></text:p>
      <text:p text:style-name="P20"/>
      <text:p text:style-name="P21">mysql&gt; SELECT DISTINCT detail_id</text:p>
      <text:p text:style-name="P21"><text:s text:c="4"/>-&gt; FROM dependencies AS d</text:p>
      <text:p text:style-name="P21"><text:s text:c="4"/>-&gt; <text:s text:c="2"/>INNER JOIN providers AS p ON d.provider_id = p.provider_id</text:p>
      <text:p text:style-name="P21"><text:s text:c="4"/>-&gt; WHERE s.city = 'London';</text:p>
      <text:p text:style-name="P21">Empty set (0.00 sec)</text:p>
      <text:p text:style-name="P21"/>
      <text:p text:style-name="P33"><text:span text:style-name="T1">34</text:span> Получить номера деталей, поставляемых либо лондонским поставщиком, либо для лондонского проекта.</text:p>
      <text:p text:style-name="P33"/>
      <text:p text:style-name="P33"><text:span text:style-name="T7">( SPJ JOIN ( S W</text:span>Н<text:span text:style-name="T7">ERE Город = 'Лондон’ ) ) [ </text:span>Д#<text:span text:style-name="T7">] U</text:span><text:span text:style-name="T10">NI</text:span><text:span text:style-name="T7">ON SPJ JOIN ( J W</text:span>Н<text:span text:style-name="T7">ERE Город = 'Лондон' ) ) [ </text:span>Д#<text:span text:style-name="T7"> ]</text:span></text:p>
      <text:p text:style-name="P35"/>
      <text:p text:style-name="P42">mysql&gt; SELECT d.detail_id</text:p>
      <text:p text:style-name="P42"><text:soft-page-break/><text:s text:c="4"/>-&gt; FROM dependencies AS d</text:p>
      <text:p text:style-name="P42"><text:s text:c="4"/>-&gt; INNER JOIN providers AS s ON d.provider_id = s.provider_id</text:p>
      <text:p text:style-name="P42"><text:s text:c="4"/>-&gt; WHERE s.city = 'London' </text:p>
      <text:p text:style-name="P42"><text:s text:c="4"/>-&gt; UNION</text:p>
      <text:p text:style-name="P42"><text:s text:c="4"/>-&gt; SELECT d2.detail_id</text:p>
      <text:p text:style-name="P42"><text:s text:c="4"/>-&gt; FROM dependencies AS d2</text:p>
      <text:p text:style-name="P42"><text:s text:c="4"/>-&gt; INNER JOIN projects AS s2 ON d2.project_id = s2.project_id</text:p>
      <text:p text:style-name="P42"><text:s text:c="4"/>-&gt; WHERE s2.city = 'London';</text:p>
      <text:p text:style-name="P42">Empty set (0.00 sec)</text:p>
      <text:p text:style-name="P43"/>
      <text:p text:style-name="P44"/>
      <text:p text:style-name="P17"><text:span text:style-name="T1">14</text:span> Получить все такие пары номеров деталей, которые обе поставляются одновременно одним поставщиком.</text:p>
      <text:p text:style-name="P17"/>
      <text:p text:style-name="P18"><text:span text:style-name="T7">SUMMARIZE (( ( ( SPJ [ П#, Д# ] RENAМE П# AS ХП#, Д# AS ХД# ) ) TIМE ( (SPJ [ П#, Д# ] RENAМE П# AS УП#, Д# AS УД# ) ) ) WНERE </text:span><text:span text:style-name="T11">(</text:span><text:span text:style-name="T7">ХП# = УП# AND ХД# </text:span><text:span text:style-name="T22">!</text:span><text:span text:style-name="T23">=</text:span><text:span text:style-name="T7"> УД# ) [ХД#, УД# ]) BY (</text:span><text:span text:style-name="T9">ХД#, УД#</text:span><text:span text:style-name="T7">) ADD COUNT(ХД</text:span><text:span text:style-name="T9">#</text:span><text:span text:style-name="T7">) AS N [ХД#, УД# <text:s/>]</text:span></text:p>
      <text:p text:style-name="P15"/>
      <text:p text:style-name="P39">mysql&gt; SELECT DISTINCT x.detail_id, y.detail_id</text:p>
      <text:p text:style-name="P39"><text:s text:c="4"/>-&gt; FROM dependencies AS x, dependencies AS y</text:p>
      <text:p text:style-name="P39"><text:s text:c="4"/>-&gt; WHERE x.provider_id = y.provider_id AND x.detail_id &lt; y.detail_id;</text:p>
      <text:p text:style-name="P39">+-----------+-----------+</text:p>
      <text:p text:style-name="P39">| detail_id | detail_id |</text:p>
      <text:p text:style-name="P39">+-----------+-----------+</text:p>
      <text:p text:style-name="P39">| D2 <text:s text:c="7"/>| D3 <text:s text:c="7"/>|</text:p>
      <text:p text:style-name="P39">| D3 <text:s text:c="7"/>| D5 <text:s text:c="7"/>|</text:p>
      <text:p text:style-name="P39">| D2 <text:s text:c="7"/>| D5 <text:s text:c="7"/>|</text:p>
      <text:p text:style-name="P39">| D3 <text:s text:c="7"/>| D4 <text:s text:c="7"/>|</text:p>
      <text:p text:style-name="P39">| D1 <text:s text:c="7"/>| D2 <text:s text:c="7"/>|</text:p>
      <text:p text:style-name="P39">| D1 <text:s text:c="7"/>| D5 <text:s text:c="7"/>|</text:p>
      <text:p text:style-name="P39">| D4 <text:s text:c="7"/>| D5 <text:s text:c="7"/>|</text:p>
      <text:p text:style-name="P39">| D2 <text:s text:c="7"/>| D6 <text:s text:c="7"/>|</text:p>
      <text:p text:style-name="P39">| D5 <text:s text:c="7"/>| D6 <text:s text:c="7"/>|</text:p>
      <text:p text:style-name="P39">| D1 <text:s text:c="7"/>| D6 <text:s text:c="7"/>|</text:p>
      <text:p text:style-name="P39">| D3 <text:s text:c="7"/>| D6 <text:s text:c="7"/>|</text:p>
      <text:p text:style-name="P39">| D4 <text:s text:c="7"/>| D6 <text:s text:c="7"/>|</text:p>
      <text:p text:style-name="P39">| D1 <text:s text:c="7"/>| D3 <text:s text:c="7"/>|</text:p>
      <text:p text:style-name="P39">| D2 <text:s text:c="7"/>| D4 <text:s text:c="7"/>|</text:p>
      <text:p text:style-name="P39">| D1 <text:s text:c="7"/>| D4 <text:s text:c="7"/>|</text:p>
      <text:p text:style-name="P39">+-----------+-----------+</text:p>
      <text:p text:style-name="P29"><text:span text:style-name="T1">29 </text:span>Получить номера проектов, полностью обеспечиваемых поставщиком П1</text:p>
      <text:p text:style-name="P45">(SPJ WHERE П#=’П1’)[ПР#] МINUS (SPJ WHERE П#!=’П1’)[ПР#]</text:p>
      <text:p text:style-name="P45"/>
      <text:p text:style-name="P41">mysql&gt; SELECT project_id </text:p>
      <text:p text:style-name="P40"><text:s text:c="4"/>-&gt; FROM dependencies </text:p>
      <text:p text:style-name="P40"><text:s text:c="4"/>-&gt; WHERE provider_id ='P1'</text:p>
      <text:p text:style-name="P40"><text:s text:c="4"/>-&gt; NOT IN </text:p>
      <text:p text:style-name="P40"><text:s text:c="4"/>-&gt; (SELECT project_id </text:p>
      <text:p text:style-name="P40"><text:s text:c="4"/>-&gt; FROM dependencies </text:p>
      <text:p text:style-name="P40"><text:s text:c="4"/>-&gt; WHERE provider_id != 'P1');</text:p>
      <text:p text:style-name="P40">Empty set (0.00 sec)</text:p>
      <text:p text:style-name="P4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/>
    <style:font-face style:name="FreeSans2" svg:font-family="FreeSans" style:font-family-generic="swiss"/>
    <style:font-face style:name="FreeSans1" svg:font-family="FreeSans, Arial" style:font-family-generic="swiss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Noto Sans CJK SC Regular1" svg:font-family="'Noto Sans CJK SC Regular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ru" fo:country="RU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vertical-align="baseli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ru" fo:country="RU" style:letter-kerning="true" style:font-name-asian="Noto Sans CJK SC Regular1" style:font-family-asian="'Noto Sans CJK SC Regular'" style:font-pitch-asian="variable" style:font-size-asian="12pt" style:language-asian="zh" style:country-asian="CN" style:font-name-complex="FreeSans1" style:font-family-complex="FreeSans, Arial" style:font-family-generic-complex="swiss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_20__28_user_29_" style:class="list">
      <style:text-properties fo:font-size="12pt" style:font-size-asian="12pt" style:font-name-complex="FreeSans1" style:font-family-complex="FreeSans, 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Standard_20__28_user_29_" style:display-name="Standard (user)" style:family="paragraph">
      <style:paragraph-properties fo:orphans="2" fo:widows="2" fo:hyphenation-ladder-count="no-limit" style:vertical-align="baseline"/>
      <style:text-properties style:use-window-font-color="true" style:font-name="Liberation Serif1" fo:font-family="'Liberation Serif', 'Times New Roman'" style:font-family-generic="roman" style:font-pitch="variable" fo:font-size="12pt" fo:language="ru" fo:country="RU" style:letter-kerning="true" style:font-name-asian="Noto Sans CJK SC Regular1" style:font-family-asian="'Noto Sans CJK SC Regular'" style:font-pitch-asian="variable" style:font-size-asian="12pt" style:language-asian="zh" style:country-asian="CN" style:font-name-complex="FreeSans1" style:font-family-complex="FreeSans, Arial" style:font-family-generic-complex="swiss" style:font-size-complex="12pt" style:language-complex="hi" style:country-complex="IN" fo:hyphenate="false" fo:hyphenation-remain-char-count="2" fo:hyphenation-push-char-count="2"/>
    </style:style>
    <style:style style:name="Heading_20__28_user_29_" style:display-name="Heading (user)" style:family="paragraph" style:parent-style-name="Standard_20__28_user_29_" style:next-style-name="Text_20_body_20__28_user_29_">
      <style:paragraph-properties fo:margin-top="0.423cm" fo:margin-bottom="0.212cm" loext:contextual-spacing="false" fo:keep-with-next="always"/>
      <style:text-properties style:font-name="Liberation Sans1" fo:font-family="'Liberation Sans', Arial" style:font-family-generic="swiss" style:font-pitch="variable" fo:font-size="14pt" style:font-name-asian="Noto Sans CJK SC Regular1" style:font-family-asian="'Noto Sans CJK SC Regular'" style:font-pitch-asian="variable" style:font-size-asian="14pt" style:font-name-complex="FreeSans1" style:font-family-complex="FreeSans, Arial" style:font-family-generic-complex="swiss" style:font-size-complex="14pt"/>
    </style:style>
    <style:style style:name="Text_20_body_20__28_user_29_" style:display-name="Text body (user)" style:family="paragraph" style:parent-style-name="Standard_20__28_user_29_">
      <style:paragraph-properties fo:margin-top="0cm" fo:margin-bottom="0.247cm" loext:contextual-spacing="false" fo:line-height="120%"/>
    </style:style>
    <style:style style:name="Caption_20__28_user_29_" style:display-name="Caption (user)" style:family="paragraph" style:parent-style-name="Standard_20__28_user_29_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, Arial" style:font-family-generic-complex="swiss" style:font-size-complex="12pt" style:font-style-complex="italic"/>
    </style:style>
    <style:style style:name="Index_20__28_user_29_" style:display-name="Index (user)" style:family="paragraph" style:parent-style-name="Standard_20__28_user_29_">
      <style:paragraph-properties text:number-lines="false" text:line-number="0"/>
      <style:text-properties fo:font-size="12pt" style:font-size-asian="12pt" style:font-name-complex="FreeSans1" style:font-family-complex="FreeSans, Arial" style:font-family-generic-complex="swiss"/>
    </style:style>
    <style:style style:name="FR3" style:family="paragraph">
      <style:paragraph-properties fo:margin-top="0.141cm" fo:margin-bottom="0cm" loext:contextual-spacing="false" fo:orphans="2" fo:widows="2" fo:hyphenation-ladder-count="no-limit" style:vertical-align="baseline"/>
      <style:text-properties style:use-window-font-color="true" style:font-name="Arial" fo:font-family="Arial" style:font-family-generic="swiss" style:font-pitch="variable" fo:font-size="6pt" fo:language="ru" fo:country="RU" fo:font-style="italic" style:letter-kerning="true" style:font-name-asian="Times New Roman" style:font-family-asian="'Times New Roman'" style:font-family-generic-asian="roman" style:font-pitch-asian="variable" style:font-size-asian="6pt" style:language-asian="zh" style:country-asian="CN" style:font-style-asian="italic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Основной_20_текст_20_2" style:display-name="Основной текст 2" style:family="paragraph" style:parent-style-name="Standard_20__28_user_29_">
      <style:paragraph-properties fo:margin-left="0cm" fo:margin-right="0cm" fo:line-height="100%" fo:text-align="justify" style:justify-single-word="false" fo:orphans="2" fo:widows="2" fo:text-indent="0cm" style:auto-text-indent="false"/>
      <style:text-properties fo:font-size="12pt" style:font-size-asian="12pt"/>
    </style:style>
    <style:style style:name="Text_20__28_user_29_" style:display-name="Text (user)" style:family="paragraph" style:parent-style-name="Standard_20__28_user_29_">
      <style:paragraph-properties fo:margin-left="0cm" fo:margin-right="0cm" fo:line-height="100%" fo:orphans="2" fo:widows="2" fo:text-indent="0cm" style:auto-text-indent="false"/>
      <style:text-properties style:font-name="Courier New" fo:font-family="'Courier New'" style:font-family-generic="modern" fo:font-size="12pt" fo:font-weight="bold" style:font-size-asian="12pt" style:font-weight-asian="bold" style:font-name-complex="Courier New" style:font-family-complex="'Courier New'" style:font-family-generic-complex="modern"/>
    </style:style>
    <style:style style:name="Table_20_Contents_20__28_user_29_" style:display-name="Table Contents (user)" style:family="paragraph" style:parent-style-name="Standard_20__28_user_29_">
      <style:paragraph-properties text:number-lines="false" text:line-number="0"/>
    </style:style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2" style:family="paragraph">
      <style:paragraph-properties fo:margin-top="0.141cm" fo:margin-bottom="0cm" loext:contextual-spacing="false" fo:orphans="2" fo:widows="2" fo:hyphenation-ladder-count="no-limit" style:vertical-align="baseline"/>
      <style:text-properties style:use-window-font-color="true" style:font-name="Arial Narrow" fo:font-family="'Arial Narrow'" style:font-family-generic="swiss" style:font-pitch="variable" fo:font-size="9pt" fo:language="ru" fo:country="RU" style:letter-kerning="true" style:font-name-asian="Times New Roman" style:font-family-asian="'Times New Roman'" style:font-family-generic-asian="roman" style:font-pitch-asian="variable" style:font-size-asian="9pt" style:language-asian="zh" style:country-asian="CN" style:font-name-complex="Arial Narrow" style:font-family-complex="'Arial Narrow'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Обычный_20__28_веб_29_" style:display-name="Обычный (веб)" style:family="paragraph" style:parent-style-name="Standard">
      <style:paragraph-properties fo:margin-top="0.494cm" fo:margin-bottom="0.494cm" loext:contextual-spacing="false" fo:hyphenation-ladder-count="no-limit" style:vertical-align="auto"/>
      <style:text-properties style:font-name="Times New Roman" fo:font-family="'Times New Roman'" style:font-family-generic="roman" style:font-pitch="variable" style:letter-kerning="tru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language-complex="ar" style:country-complex="SA" fo:hyphenate="true" fo:hyphenation-remain-char-count="2" fo:hyphenation-push-char-count="2"/>
    </style:style>
    <style:style style:name="FR1" style:family="paragraph">
      <style:paragraph-properties fo:margin-left="1.199cm" fo:margin-right="0cm" fo:margin-top="0.035cm" fo:margin-bottom="0cm" loext:contextual-spacing="false" fo:text-align="justify" style:justify-single-word="false" fo:orphans="0" fo:widows="0" fo:text-indent="1.517cm" style:auto-text-indent="false"/>
      <style:text-properties style:use-window-font-color="true" style:font-name="Times New Roman" fo:font-family="'Times New Roman'" style:font-family-generic="roman" style:font-pitch="variable" fo:font-size="6pt" fo:language="en" fo:country="US" style:font-name-asian="Times New Roman" style:font-family-asian="'Times New Roman'" style:font-family-generic-asian="roman" style:font-pitch-asian="variable" style:font-size-asian="6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ody_20_Text_20_2" style:display-name="Body Text 2" style:family="paragraph" style:parent-style-name="Standard">
      <style:paragraph-properties fo:margin-left="0cm" fo:margin-right="0cm" fo:line-height="100%" fo:text-indent="0.25cm" style:auto-text-indent="false"/>
      <style:text-properties fo:font-size="12pt" style:font-size-asian="12pt"/>
    </style:style>
    <style:style style:name="Title" style:family="paragraph" style:parent-style-name="Standard" style:default-outline-level="" style:class="chapter">
      <style:paragraph-properties fo:margin-top="0cm" fo:margin-bottom="0cm" loext:contextual-spacing="false" fo:line-height="100%" fo:text-align="center" style:justify-single-word="false"/>
      <style:text-properties fo:text-transform="uppercase" fo:font-size="14pt" fo:font-weight="bold" style:font-name-asian="Times New Roman1" style:font-family-asian="'Times New Roman'" style:font-family-generic-asian="system" style:font-pitch-asian="variable" style:font-size-asian="14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4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1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WW8Num1z0" style:family="text">
      <style:text-properties style:font-name="Times New Roman" fo:font-family="'Times New Roman'" style:font-family-generic="roman" style:font-pitch="variable" fo:font-size="12pt" fo:font-style="normal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/>
    </style:style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Основной_20_шрифт_20_абзаца" style:display-name="Основной шрифт абзаца" style:family="text"/>
    <style:style style:name="WW8Num7z0" style:family="text">
      <style:text-properties style:font-name="Times New Roman" fo:font-family="'Times New Roman'" style:font-family-generic="roman" style:font-pitch="variable" fo:font-size="12pt" fo:font-style="normal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/>
    </style:style>
    <style:style style:name="Internet_20_link" style:display-name="Internet link" style:family="text" style:parent-style-name="Основной_20_шрифт_20_абзаца">
      <style:text-properties fo:color="#0000ff" style:text-underline-style="solid" style:text-underline-width="auto" style:text-underline-color="font-color"/>
    </style:style>
    <style:style style:name="Default_20_Paragraph_20_Font" style:display-name="Default Paragraph Font" style:family="text"/>
    <style:style style:name="Название_20_Знак" style:display-name="Название Знак" style:family="text" style:parent-style-name="Default_20_Paragraph_20_Font">
      <style:text-properties fo:text-transform="uppercase" style:font-name="Times New Roman" fo:font-family="'Times New Roman'" style:font-family-generic="roman" style:font-pitch="variable" fo:font-size="14pt" fo:font-weight="bold" style:font-name-asian="Times New Roman1" style:font-family-asian="'Times New Roman'" style:font-family-generic-asian="system" style:font-pitch-asian="variable" style:font-size-asian="14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4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1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prefix="1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1z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z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z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z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z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z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-0.635cm" fo:margin-left="1.27cm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>
          <style:list-level-label-alignment text:label-followed-by="listtab" text:list-tab-stop-position="0.318cm" fo:text-indent="-0.318cm" fo:margin-left="1.588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2.223cm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-0.635cm" fo:margin-left="2.858cm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>
          <style:list-level-label-alignment text:label-followed-by="listtab" text:list-tab-stop-position="0.318cm" fo:text-indent="-0.318cm" fo:margin-left="3.175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3.81cm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-0.635cm" fo:margin-left="4.445cm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>
          <style:list-level-label-alignment text:label-followed-by="listtab" text:list-tab-stop-position="0.318cm" fo:text-indent="-0.318cm" fo:margin-left="4.76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16-09-03T17:12:00</meta:creation-date>
    <dc:date>2016-09-14T10:02:35.891421061</dc:date>
    <meta:editing-cycles>7</meta:editing-cycles>
    <meta:editing-duration>PT1H38M49S</meta:editing-duration>
    <meta:generator>LibreOffice/5.1.4.2$Linux_X86_64 LibreOffice_project/10m0$Build-2</meta:generator>
    <meta:document-statistic meta:table-count="3" meta:image-count="0" meta:object-count="0" meta:page-count="7" meta:paragraph-count="244" meta:word-count="1065" meta:character-count="7278" meta:non-whitespace-character-count="5780"/>
  </office:meta>
</office:document-meta>
</file>